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5da9" officeooo:paragraph-rsid="00045da9"/>
    </style:style>
    <style:style style:name="P2" style:family="paragraph" style:parent-style-name="Standard">
      <style:text-properties officeooo:rsid="0005128d" officeooo:paragraph-rsid="0005128d"/>
    </style:style>
    <style:style style:name="P3" style:family="paragraph" style:parent-style-name="Standard">
      <style:text-properties officeooo:rsid="00065f91" officeooo:paragraph-rsid="00065f91"/>
    </style:style>
    <style:style style:name="P4" style:family="paragraph" style:parent-style-name="Standard" style:list-style-name="L1">
      <style:text-properties officeooo:rsid="00065f91" officeooo:paragraph-rsid="00065f91"/>
    </style:style>
    <style:style style:name="P5" style:family="paragraph" style:parent-style-name="Standard" style:list-style-name="L2">
      <style:text-properties officeooo:rsid="00065f91" officeooo:paragraph-rsid="00065f91"/>
    </style:style>
    <style:style style:name="P6" style:family="paragraph" style:parent-style-name="Standard" style:list-style-name="L1">
      <style:text-properties officeooo:rsid="0007bad4" officeooo:paragraph-rsid="0007bad4"/>
    </style:style>
    <style:style style:name="P7" style:family="paragraph" style:parent-style-name="Standard">
      <style:text-properties officeooo:rsid="0007bad4" officeooo:paragraph-rsid="0007bad4"/>
    </style:style>
    <style:style style:name="P8" style:family="paragraph" style:parent-style-name="Standard">
      <style:text-properties officeooo:rsid="000838db" officeooo:paragraph-rsid="000838db"/>
    </style:style>
    <style:style style:name="P9" style:family="paragraph" style:parent-style-name="Standard">
      <style:text-properties officeooo:rsid="0009d6fe" officeooo:paragraph-rsid="0009d6fe"/>
    </style:style>
    <style:style style:name="P10" style:family="paragraph" style:parent-style-name="Standard">
      <style:text-properties officeooo:rsid="000ab5c7" officeooo:paragraph-rsid="000ab5c7"/>
    </style:style>
    <style:style style:name="T1" style:family="text">
      <style:text-properties style:text-position="super 58%"/>
    </style:style>
    <style:style style:name="T2" style:family="text">
      <style:text-properties style:text-position="0% 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k, so we’ve got to make a game about dreams</text:p>
      <text:p text:style-name="P1"/>
      <text:p text:style-name="P1">im honestly out of ideas….</text:p>
      <text:p text:style-name="P1"/>
      <text:p text:style-name="P1">I thought I wanted to do my pokemon battle game, but it seems way too complicated for the scope of a small game jam… so im gonna have to start over from scratch with ideas.</text:p>
      <text:p text:style-name="P1"/>
      <text:p text:style-name="P1">First thought is to make my single player magic the gathering game, where you’re trying to kill the boss. <text:s/>You’ll play against an AI. </text:p>
      <text:p text:style-name="P1"/>
      <text:p text:style-name="P1">That ai seems WAY too difficult to program. </text:p>
      <text:p text:style-name="P1"/>
      <text:p text:style-name="P1">Dreams can be lucid, and I think thats going to be the funnest way to use the “dream” idea to its best effect. Otherwise, dreams are just wild movies that you have no control over.</text:p>
      <text:p text:style-name="P1"/>
      <text:p text:style-name="P1">The problem is, a dream being lucid is supposed to come with a bunch of control.</text:p>
      <text:p text:style-name="P1"/>
      <text:p text:style-name="P1">I don’t want to have to program everything In thje world being controlabl..</text:p>
      <text:p text:style-name="P1"/>
      <text:p text:style-name="P1">that being said, super mario odysey has a great idea for this. You can just, take control of creatures within the world.</text:p>
      <text:p text:style-name="P1"/>
      <text:p text:style-name="P1">The game needs to be 2d, so I can even hope to finish it with decent looking assets (and within the timeframe)</text:p>
      <text:p text:style-name="P1"/>
      <text:p text:style-name="P1">I mean, I dream of dragons all the time. So I think the game should have dragons.</text:p>
      <text:p text:style-name="P1"/>
      <text:p text:style-name="P1">What kind of game is it? Exploration? Optimisation?</text:p>
      <text:p text:style-name="P1"/>
      <text:p text:style-name="P1">Honestly, I think a fun little game you have open on your 2<text:span text:style-name="T1">nd</text:span> monitor would be interesting</text:p>
      <text:p text:style-name="P1"/>
      <text:p text:style-name="P1">not something you play directly, but something that you keep open and check in on while doing other stuff</text:p>
      <text:p text:style-name="P1"/>
      <text:p text:style-name="P1">its basically a fake friend. </text:p>
      <text:p text:style-name="P1"/>
      <text:p text:style-name="P1">But then it isn’t really a game, its an application. So I don’t think that will work. Graphic novels also don’t work, though it would fit the branching story idea really well.</text:p>
      <text:p text:style-name="P1"/>
      <text:p text:style-name="P1">Could do something like an old school puzzle / detective game. </text:p>
      <text:p text:style-name="P1"/>
      <text:p text:style-name="P2">Let’s aim for the game to be beaten in 2 hours.</text:p>
      <text:p text:style-name="P2"/>
      <text:p text:style-name="P3">That thought immediatley makes me think of “the looker”, an hour long puzzle game that leads to a funny punchline, the joke just being that you draw a dick.</text:p>
      <text:p text:style-name="P3"/>
      <text:p text:style-name="P3">My thoughts are also drawn to gnog, but I didn’t like that game. It was a cute puzzle, but some of it was extremely obtuse, and I had to look up help to solve it. Not really worth my time. It killed my time, but didn’t leave a good impression</text:p>
      <text:p text:style-name="P3"><text:soft-page-break/></text:p>
      <text:p text:style-name="P3">so whatever this dream game is, it needs to be beaten in 2 hours, and it needs to leave a good impression. </text:p>
      <text:p text:style-name="P3"/>
      <text:p text:style-name="P3">One thought I just had was to have that good impression be a single character. Pick one character, a dragon most likely, to “riz” up for the duration of the game. They’re your companion or something, and you work together throughout the game.</text:p>
      <text:p text:style-name="P3"/>
      <text:p text:style-name="P3">“Hi, I’m your imaginary friend, xxx. I’ve been watching you for a while.”</text:p>
      <text:p text:style-name="P3"/>
      <text:p text:style-name="P3">OOH, thought. Maybe your goal is to do stuff during the dream. You go to different parts of the body and complete repairs. I like that. Ok.</text:p>
      <text:p text:style-name="P3"/>
      <text:p text:style-name="P3">So its going to be a semi-puzzle game, where you have to go to different locations in the body and complete mini tasks to “repair” the body. You will be guided by xxx, your imaginary friend.</text:p>
      <text:p text:style-name="P3"/>
      <text:p text:style-name="P7">I almost want it to be more car wash sim feeling. Its relaxing. You’re dreaming and repairing your body, and you should be mimicking the in game things in real life almost.</text:p>
      <text:p text:style-name="P3"/>
      <text:p text:style-name="P3">Ok, so that also makes level design easy.</text:p>
      <text:p text:style-name="P3"/>
      <text:list xml:id="list2561984229" text:style-name="L2">
        <text:list-item>
          <text:p text:style-name="P5">Skeletal</text:p>
        </text:list-item>
        <text:list-item>
          <text:p text:style-name="P5">Muscular</text:p>
        </text:list-item>
        <text:list-item>
          <text:p text:style-name="P5">Nervous</text:p>
        </text:list-item>
        <text:list-item>
          <text:p text:style-name="P5">Cardiovascular</text:p>
        </text:list-item>
        <text:list-item>
          <text:p text:style-name="P5">Integumentary</text:p>
        </text:list-item>
        <text:list-item>
          <text:p text:style-name="P5">Respiratory</text:p>
        </text:list-item>
        <text:list-item>
          <text:p text:style-name="P5">Digestive</text:p>
        </text:list-item>
      </text:list>
      <text:p text:style-name="P3"/>
      <text:list xml:id="list2837972132" text:style-name="L1">
        <text:list-item>
          <text:p text:style-name="P4">Left Leg</text:p>
          <text:list>
            <text:list-item>
              <text:p text:style-name="P4">Foot</text:p>
            </text:list-item>
            <text:list-item>
              <text:p text:style-name="P4">Shin</text:p>
            </text:list-item>
            <text:list-item>
              <text:p text:style-name="P4">Calf</text:p>
            </text:list-item>
            <text:list-item>
              <text:p text:style-name="P4">Knee</text:p>
            </text:list-item>
            <text:list-item>
              <text:p text:style-name="P4">Thigh</text:p>
            </text:list-item>
            <text:list-item>
              <text:p text:style-name="P4">Hip</text:p>
            </text:list-item>
          </text:list>
        </text:list-item>
        <text:list-item>
          <text:p text:style-name="P4">Right Leg</text:p>
          <text:list>
            <text:list-item>
              <text:p text:style-name="P4">Foot</text:p>
            </text:list-item>
            <text:list-item>
              <text:p text:style-name="P4">Shin</text:p>
            </text:list-item>
            <text:list-item>
              <text:p text:style-name="P4">Calf</text:p>
            </text:list-item>
            <text:list-item>
              <text:p text:style-name="P4">Knee</text:p>
            </text:list-item>
            <text:list-item>
              <text:p text:style-name="P4">Thigh</text:p>
            </text:list-item>
            <text:list-item>
              <text:p text:style-name="P4">Hip</text:p>
            </text:list-item>
          </text:list>
        </text:list-item>
        <text:list-item>
          <text:p text:style-name="P4">Left Arm</text:p>
          <text:list>
            <text:list-item>
              <text:p text:style-name="P6">Hand</text:p>
            </text:list-item>
            <text:list-item>
              <text:p text:style-name="P6">Wrist</text:p>
            </text:list-item>
            <text:list-item>
              <text:p text:style-name="P6">Forearm</text:p>
            </text:list-item>
            <text:list-item>
              <text:p text:style-name="P6">Elbow</text:p>
            </text:list-item>
            <text:list-item>
              <text:p text:style-name="P6">Upper Arm</text:p>
            </text:list-item>
            <text:list-item>
              <text:p text:style-name="P6">Shoulder</text:p>
            </text:list-item>
          </text:list>
        </text:list-item>
        <text:list-item>
          <text:p text:style-name="P4">Right Arm</text:p>
          <text:list>
            <text:list-item>
              <text:p text:style-name="P6">Hand</text:p>
            </text:list-item>
            <text:list-item>
              <text:p text:style-name="P6">Wrist</text:p>
            </text:list-item>
            <text:list-item>
              <text:p text:style-name="P6">Forearm</text:p>
            </text:list-item>
            <text:list-item>
              <text:p text:style-name="P6">Elbow</text:p>
            </text:list-item>
            <text:list-item>
              <text:p text:style-name="P6">Upper Arm</text:p>
            </text:list-item>
            <text:list-item>
              <text:p text:style-name="P6">Shoulder</text:p>
            </text:list-item>
          </text:list>
        </text:list-item>
        <text:list-item>
          <text:p text:style-name="P4">Chest</text:p>
          <text:list>
            <text:list-item>
              <text:p text:style-name="P6"><text:soft-page-break/>Ribs</text:p>
            </text:list-item>
            <text:list-item>
              <text:p text:style-name="P6">Heart</text:p>
            </text:list-item>
            <text:list-item>
              <text:p text:style-name="P6">Lungs</text:p>
            </text:list-item>
            <text:list-item>
              <text:p text:style-name="P6">Stomach</text:p>
            </text:list-item>
            <text:list-item>
              <text:p text:style-name="P6">Intestines</text:p>
            </text:list-item>
            <text:list-item>
              <text:p text:style-name="P6">Upper back</text:p>
            </text:list-item>
            <text:list-item>
              <text:p text:style-name="P6">Lower back</text:p>
            </text:list-item>
            <text:list-item>
              <text:p text:style-name="P6">Spine</text:p>
            </text:list-item>
          </text:list>
        </text:list-item>
        <text:list-item>
          <text:p text:style-name="P4">Head</text:p>
          <text:list>
            <text:list-item>
              <text:p text:style-name="P6">Eyes</text:p>
            </text:list-item>
            <text:list-item>
              <text:p text:style-name="P6">Nose</text:p>
            </text:list-item>
            <text:list-item>
              <text:p text:style-name="P6">Mouth</text:p>
            </text:list-item>
            <text:list-item>
              <text:p text:style-name="P6">Sinus</text:p>
            </text:list-item>
            <text:list-item>
              <text:p text:style-name="P6">Ears</text:p>
            </text:list-item>
            <text:list-item>
              <text:p text:style-name="P6">Brain</text:p>
              <text:list>
                <text:list-item>
                  <text:p text:style-name="P6">add joke about throwing out important information because you can only store so much</text:p>
                </text:list-item>
              </text:list>
            </text:list-item>
          </text:list>
        </text:list-item>
      </text:list>
      <text:p text:style-name="P7"/>
      <text:p text:style-name="P8">Sound design: Calming, gentle, ASMR</text:p>
      <text:p text:style-name="P8">Music Design: Yoga, calming, mindfulness</text:p>
      <text:p text:style-name="P8">Level design: simple, long, relaxing, (20 minutes), over simplified</text:p>
      <text:p text:style-name="P8"/>
      <text:p text:style-name="P8">Controls:</text:p>
      <text:p text:style-name="P8">q,e : switch between systems</text:p>
      <text:p text:style-name="P8">w, s : switch “elevation” </text:p>
      <text:p text:style-name="P8">1: relaxing agent</text:p>
      <text:p text:style-name="P8">2: Cleaning Agent</text:p>
      <text:p text:style-name="P8">3: Flushing (washing) agent</text:p>
      <text:p text:style-name="P8">4: Repairing Agent</text:p>
      <text:p text:style-name="P8">Left Click: Spray</text:p>
      <text:p text:style-name="P8"/>
      <text:p text:style-name="P8"/>
      <text:p text:style-name="P9">Menu screen: Staring up at the night sky</text:p>
      <text:p text:style-name="P9">Start button: “close eyes, go to sleep.”</text:p>
      <text:p text:style-name="P9">Level select: looking over the body</text:p>
      <text:p text:style-name="P10">Levels don’t have to be done in a particular order. </text:p>
      <text:p text:style-name="P10">For the first level they select, have “imaginary friend” appear and explain the basics</text:p>
      <text:p text:style-name="P10">- include overview of process in escape menu</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13T09:28:39.427000000</dc:date>
    <meta:editing-duration>PT21M20S</meta:editing-duration>
    <meta:editing-cycles>6</meta:editing-cycles>
    <meta:generator>LibreOffice/7.3.6.2$Windows_X86_64 LibreOffice_project/c28ca90fd6e1a19e189fc16c05f8f8924961e12e</meta:generator>
    <meta:document-statistic meta:table-count="0" meta:image-count="0" meta:object-count="0" meta:page-count="3" meta:paragraph-count="96" meta:word-count="794" meta:character-count="4042" meta:non-whitespace-character-count="3388"/>
  </office:meta>
</office:document-meta>
</file>